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bc39c" officeooo:paragraph-rsid="00180a8f"/>
    </style:style>
    <style:style style:name="P2" style:family="paragraph" style:parent-style-name="Text_20_body" style:list-style-name="L1">
      <style:text-properties officeooo:rsid="001dc270" officeooo:paragraph-rsid="00180a8f"/>
    </style:style>
    <style:style style:name="P3" style:family="paragraph" style:parent-style-name="Text_20_body" style:list-style-name="L1">
      <style:text-properties officeooo:rsid="001f5677" officeooo:paragraph-rsid="00180a8f"/>
    </style:style>
    <style:style style:name="P4" style:family="paragraph" style:parent-style-name="Text_20_body">
      <style:text-properties officeooo:paragraph-rsid="00180a8f"/>
    </style:style>
    <style:style style:name="P5" style:family="paragraph" style:parent-style-name="Heading_20_2">
      <style:text-properties officeooo:paragraph-rsid="00180a8f"/>
    </style:style>
    <style:style style:name="T1" style:family="text">
      <style:text-properties officeooo:rsid="001f56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Algoritmo para preparar una taza de café</text:h>
      <text:p text:style-name="P4"/>
      <text:list xml:id="list8101306036804584295" text:style-name="L1">
        <text:list-item>
          <text:p text:style-name="P1">Verter la cantidad de una cucharada y media de café en polvo en el colador o filtro pa<text:span text:style-name="T1">r</text:span>a café.</text:p>
        </text:list-item>
        <text:list-item>
          <text:p text:style-name="P1">Colocar el colador o filtro sobre un recipiente.</text:p>
        </text:list-item>
        <text:list-item>
          <text:p text:style-name="P1">Poner en una olla la cantidad de una taza de agua.</text:p>
        </text:list-item>
        <text:list-item>
          <text:p text:style-name="P2">Colacar la olla sobre la hornilla de la cocina.</text:p>
        </text:list-item>
        <text:list-item>
          <text:p text:style-name="P2">Encender la hornilla de la cocina a fuego alto.</text:p>
        </text:list-item>
        <text:list-item>
          <text:p text:style-name="P2">Esperar a que el agua hierva.</text:p>
        </text:list-item>
        <text:list-item>
          <text:p text:style-name="P2">Apagar la hornilla.</text:p>
        </text:list-item>
        <text:list-item>
          <text:p text:style-name="P2">Verter el agua caliente sobre el colador filtro</text:p>
        </text:list-item>
        <text:list-item>
          <text:p text:style-name="P3">Esperar a que se termine de colar el café</text:p>
        </text:list-item>
        <text:list-item>
          <text:p text:style-name="P3">Verter el café del recipiente en una taza.</text:p>
        </text:list-item>
        <text:list-item>
          <text:p text:style-name="P3">Agregar la cantidad de cucharadas de azucar según su preferencia.</text:p>
        </text:list-item>
        <text:list-item>
          <text:p text:style-name="P3">Remover el azucar en el café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0:14:32.222842758</meta:creation-date>
    <meta:generator>LibreOffice/5.1.4.2$Linux_x86 LibreOffice_project/10m0$Build-2</meta:generator>
    <dc:date>2016-08-11T10:15:32.874930335</dc:date>
    <meta:editing-duration>PT1M1S</meta:editing-duration>
    <meta:editing-cycles>1</meta:editing-cycles>
    <meta:document-statistic meta:table-count="0" meta:image-count="0" meta:object-count="0" meta:page-count="1" meta:paragraph-count="13" meta:word-count="125" meta:character-count="625" meta:non-whitespace-character-count="525"/>
  </office:meta>
</office:document-meta>
</file>